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family-generic="modern"/>
    <style:font-face style:name="F" svg:font-family="" style:font-family-generic="roman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3.106cm"/>
    </style:style>
    <style:style style:name="co11" style:family="table-column">
      <style:table-column-properties fo:break-before="auto" style:column-width="2.512cm"/>
    </style:style>
    <style:style style:name="co12" style:family="table-column">
      <style:table-column-properties fo:break-before="auto" style:column-width="2.491cm"/>
    </style:style>
    <style:style style:name="co13" style:family="table-column">
      <style:table-column-properties fo:break-before="auto" style:column-width="9.267cm"/>
    </style:style>
    <style:style style:name="co14" style:family="table-column">
      <style:table-column-properties fo:break-before="auto" style:column-width="6.027cm"/>
    </style:style>
    <style:style style:name="co15" style:family="table-column">
      <style:table-column-properties fo:break-before="auto" style:column-width="3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12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113"/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ce11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Timeplot</text:p>
          </table:table-cell>
          <table:table-cell table:style-name="Default" office:value-type="string" calcext:value-type="string">
            <text:p>Spectral</text:p>
          </table:table-cell>
          <table:table-cell table:style-name="Default" office:value-type="string" calcext:value-type="string">
            <text:p>Time chunks</text:p>
          </table:table-cell>
          <table:table-cell office:value-type="string" calcext:value-type="string">
            <text:p>Informal Name</text:p>
          </table:table-cell>
          <table:table-cell office:value-type="string" calcext:value-type="string">
            <text:p>Formal Name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table:style-name="ce1" office:value-type="string" calcext:value-type="string">
            <text:p>Data files</text:p>
          </table:table-cell>
          <table:table-cell table:style-name="ce1" office:value-type="string" calcext:value-type="string">
            <text:p>Processing fi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  <table:table-cell table:style-name="Default"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office:value-type="string" calcext:value-type="string">
            <text:p>Weekend 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  <table:table-cell table:style-name="ce33" office:value-type="string" calcext:value-type="string">
            <text:p>WeekdayTest_2023-07-03_10.41.03.dat</text:p>
          </table:table-cell>
          <table:table-cell table:number-columns-repeated="2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office:value-type="string" calcext:value-type="string">
            <text:p>Weekday Test 1</text:p>
          </table:table-cell>
          <table:table-cell office:value-type="string" calcext:value-type="string">
            <text:p>Weekday 1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office:value-type="string" calcext:value-type="string">
            <text:p>Light Off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office:value-type="string" calcext:value-type="string">
            <text:p>Light On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Rack Elimination Test</text:p>
          </table:table-cell>
          <table:table-cell office:value-type="string" calcext:value-type="string">
            <text:p>Rack Elimination</text:p>
          </table:table-cell>
          <table:table-cell office:value-type="string" calcext:value-type="string">
            <text:p>04-07-2023</text:p>
          </table:table-cell>
          <table:table-cell table:style-name="ce18" office:value-type="string" calcext:value-type="string">
            <text:p>12.51.32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6.308" calcext:value-type="float">
            <text:p>-16.308</text:p>
          </table:table-cell>
          <table:table-cell office:value-type="float" office:value="-8.308" calcext:value-type="float">
            <text:p>-8.308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office:value-type="float" office:value="18.305" calcext:value-type="float">
            <text:p>18.305</text:p>
          </table:table-cell>
          <table:table-cell table:style-name="ce33" office:value-type="string" calcext:value-type="string">
            <text:p>RackElimination_2023-07-04_12.51.32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table:number-columns-repeated="2" office:value-type="string" calcext:value-type="string">
            <text:p>Rack Elimination Control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3.00.00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5.959" calcext:value-type="float">
            <text:p>-15.959</text:p>
          </table:table-cell>
          <table:table-cell office:value-type="float" office:value="-8.769" calcext:value-type="float">
            <text:p>-8.76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9" calcext:value-type="float">
            <text:p>0.089</text:p>
          </table:table-cell>
          <table:table-cell office:value-type="float" office:value="18.218" calcext:value-type="float">
            <text:p>18.218</text:p>
          </table:table-cell>
          <table:table-cell table:style-name="ce33" office:value-type="string" calcext:value-type="string">
            <text:p>RackEliminationControl_2023-07-03_13.00.00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 office:value-type="string" calcext:value-type="string">
            <text:p>Uses Weekday1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Close</text:p>
          </table:table-cell>
          <table:table-cell office:value-type="string" calcext:value-type="string">
            <text:p>Coil Spacing – Clos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7.31.25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 table:style-name="ce33" office:value-type="string" calcext:value-type="string">
            <text:p>CoilsClose_2023-07-04_17.31.25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Wide</text:p>
          </table:table-cell>
          <table:table-cell office:value-type="string" calcext:value-type="string">
            <text:p>Coil Spacing – Wid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6.01.53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 table:style-name="ce33" office:value-type="string" calcext:value-type="string">
            <text:p>CoilsWide_2023-07-04_16.01.53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Coils Normal</text:p>
          </table:table-cell>
          <table:table-cell office:value-type="string" calcext:value-type="string">
            <text:p>Coil Spacing – Ideal</text:p>
          </table:table-cell>
          <table:table-cell office:value-type="string" calcext:value-type="string">
            <text:p>12-07-2023</text:p>
          </table:table-cell>
          <table:table-cell table:style-name="ce12" office:value-type="string" calcext:value-type="string">
            <text:p>14.15.31</text:p>
          </table:table-cell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CoilSpacing_vectorplot.py</text:p>
          </table:table-cell>
          <table:table-cell office:value-type="string" calcext:value-type="string">
            <text:p>Uses SpatialX0Y0 test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ff Test 2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04.28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63" calcext:value-type="float">
            <text:p>-16.463</text:p>
          </table:table-cell>
          <table:table-cell office:value-type="float" office:value="-8.375" calcext:value-type="float">
            <text:p>-8.37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4" calcext:value-type="float">
            <text:p>0.144</text:p>
          </table:table-cell>
          <table:table-cell office:value-type="float" office:value="18.475" calcext:value-type="float">
            <text:p>18.475</text:p>
          </table:table-cell>
          <table:table-cell table:style-name="ce33" office:value-type="string" calcext:value-type="string">
            <text:p>2500HzTestLightsOn_2023-07-05_11.04.28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n Test 2</text:p>
          </table:table-cell>
          <table:table-cell office:value-type="string" calcext:value-type="string">
            <text:p>Lights Off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13.36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32" calcext:value-type="float">
            <text:p>-16.432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5" calcext:value-type="float">
            <text:p>0.045</text:p>
          </table:table-cell>
          <table:table-cell table:style-name="ce19" office:value-type="float" office:value="0.12" calcext:value-type="float">
            <text:p>0.120</text:p>
          </table:table-cell>
          <table:table-cell office:value-type="float" office:value="18.445" calcext:value-type="float">
            <text:p>18.445</text:p>
          </table:table-cell>
          <table:table-cell table:style-name="ce33" office:value-type="string" calcext:value-type="string">
            <text:p>2500HzTestLightsOff_2023-07-05_11.13.36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3">
          <table:table-cell table:number-columns-repeated="3"/>
          <table:table-cell table:style-name="ce11"/>
          <table:table-cell office:value-type="string" calcext:value-type="string">
            <text:p>Weekday Test 2</text:p>
          </table:table-cell>
          <table:table-cell office:value-type="string" calcext:value-type="string">
            <text:p>Weekday 2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46.50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6"/>
          <table:table-cell table:style-name="ce33" office:value-type="string" calcext:value-type="string">
            <text:p>Weekday2500Hz_LightsOn_2023-07-05_11.46.50.dat</text:p>
          </table:table-cell>
          <table:table-cell table:style-name="ce33" office:value-type="string" calcext:value-type="string">
            <text:p>Weekday2_preprocessing.py</text:p>
            <text:p>Weekday2_readout.py</text:p>
            <text:p>Weekday2_timeplot.py</text:p>
          </table:table-cell>
          <table:table-cell office:value-type="string" calcext:value-type="string">
            <text:p>Full-day 2500 S/s test intended to have the lights on, but it was discovered that the lights in the lab turn off automatically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Fire Extinguisher Away</text:p>
          </table:table-cell>
          <table:table-cell office:value-type="string" calcext:value-type="string">
            <text:p>Fire Extinguisher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03.2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38" calcext:value-type="float">
            <text:p>-16.338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339" calcext:value-type="float">
            <text:p>18.339</text:p>
          </table:table-cell>
          <table:table-cell table:style-name="ce33" office:value-type="string" calcext:value-type="string">
            <text:p>FireExtinguisherAway_2023-07-06_18.03.29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table:number-columns-repeated="2"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32.0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354" calcext:value-type="float">
            <text:p>18.354</text:p>
          </table:table-cell>
          <table:table-cell table:style-name="ce33" office:value-type="string" calcext:value-type="string">
            <text:p>FireExtinguisherControl_2023-07-06_18.32.02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office:value-type="string" calcext:value-type="string">
            <text:p>Weekday Test 3</text:p>
          </table:table-cell>
          <table:table-cell office:value-type="string" calcext:value-type="string">
            <text:p>Weekday 3</text:p>
          </table:table-cell>
          <table:table-cell office:value-type="string" calcext:value-type="string">
            <text:p>06-07-2023</text:p>
          </table:table-cell>
          <table:table-cell office:value-type="string" calcext:value-type="string">
            <text:p>1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 table:style-name="ce33" office:value-type="string" calcext:value-type="string">
            <text:p>Weekday2500Hz_LightsOff_2023-07-06_19.12.02.dat</text:p>
          </table:table-cell>
          <table:table-cell table:style-name="ce33" office:value-type="string" calcext:value-type="string">
            <text:p>Weekday3_preprocessing.py</text:p>
            <text:p>Weekday3_readout.py</text:p>
            <text:p>Weekday3_timeplot.py</text:p>
          </table:table-cell>
          <table:table-cell office:value-type="string" calcext:value-type="string">
            <text:p>Full-day 2500 S/s weekday test with the ceiling lights off for the full duration. This test was done to have a baseline to compare to another upcoming weekday test with the lights on for the full duration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0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1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2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23h</text:p>
          </table:table-cell>
          <table:table-cell table:number-columns-repeated="3"/>
          <table:table-cell table:style-name="ce16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0h</text:p>
          </table:table-cell>
          <table:table-cell table:number-columns-repeated="3"/>
          <table:table-cell table:style-name="ce16"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1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2h</text:p>
          </table:table-cell>
          <table:table-cell table:number-columns-repeated="3"/>
          <table:table-cell table:style-name="ce16"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3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4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5h</text:p>
          </table:table-cell>
          <table:table-cell table:number-columns-repeated="3"/>
          <table:table-cell table:style-name="ce16"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6h</text:p>
          </table:table-cell>
          <table:table-cell table:number-columns-repeated="3"/>
          <table:table-cell table:style-name="ce16"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7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8h</text:p>
          </table:table-cell>
          <table:table-cell table:number-columns-repeated="3"/>
          <table:table-cell table:style-name="ce16"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09h</text:p>
          </table:table-cell>
          <table:table-cell table:number-columns-repeated="3"/>
          <table:table-cell table:style-name="ce16"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0h</text:p>
          </table:table-cell>
          <table:table-cell table:number-columns-repeated="3"/>
          <table:table-cell table:style-name="ce16"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1h</text:p>
          </table:table-cell>
          <table:table-cell table:number-columns-repeated="3"/>
          <table:table-cell table:style-name="ce16"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2h</text:p>
          </table:table-cell>
          <table:table-cell table:number-columns-repeated="3"/>
          <table:table-cell table:style-name="ce16"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3h</text:p>
          </table:table-cell>
          <table:table-cell table:number-columns-repeated="3"/>
          <table:table-cell table:style-name="ce16"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4h</text:p>
          </table:table-cell>
          <table:table-cell table:number-columns-repeated="3"/>
          <table:table-cell table:style-name="ce16"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5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6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7h</text:p>
          </table:table-cell>
          <table:table-cell table:number-columns-repeated="3"/>
          <table:table-cell table:style-name="ce16"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8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ip</text:p>
          </table:table-cell>
          <table:table-cell table:number-columns-repeated="3"/>
          <table:table-cell office:value-type="string" calcext:value-type="string">
            <text:p>19h</text:p>
          </table:table-cell>
          <table:table-cell table:number-columns-repeated="3"/>
          <table:table-cell table:style-name="ce16"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0/0</text:p>
          </table:table-cell>
          <table:table-cell office:value-type="string" calcext:value-type="string">
            <text:p>Spatial A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 table:style-name="ce33" office:value-type="string" calcext:value-type="string">
            <text:p>SpatialX+50Y+0_2023-07-12_06.49.3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-50/0</text:p>
          </table:table-cell>
          <table:table-cell office:value-type="string" calcext:value-type="string">
            <text:p>Spatial B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 table:style-name="ce33" office:value-type="string" calcext:value-type="string">
            <text:p>SpatialX+50Y-50_2023-07-12_07.38.1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-50/0</text:p>
          </table:table-cell>
          <table:table-cell office:value-type="string" calcext:value-type="string">
            <text:p>Spatial C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 table:style-name="ce33" office:value-type="string" calcext:value-type="string">
            <text:p>SpatialX0Y-50_2023-07-12_08.37.2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-50/0</text:p>
          </table:table-cell>
          <table:table-cell office:value-type="string" calcext:value-type="string">
            <text:p>Spatial D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 table:style-name="ce33" office:value-type="string" calcext:value-type="string">
            <text:p>SpatialX-50Y-50_2023-07-12_09.46.26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0/0</text:p>
          </table:table-cell>
          <table:table-cell office:value-type="string" calcext:value-type="string">
            <text:p>Spatial E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 table:style-name="ce33" office:value-type="string" calcext:value-type="string">
            <text:p>SpatialX-50Y0_2023-07-12_10.35.41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-50/50/0</text:p>
          </table:table-cell>
          <table:table-cell office:value-type="string" calcext:value-type="string">
            <text:p>Spatial F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 table:style-name="ce33" office:value-type="string" calcext:value-type="string">
            <text:p>SpatialX-50Y+50_2023-07-12_11.29.4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50/0</text:p>
          </table:table-cell>
          <table:table-cell office:value-type="string" calcext:value-type="string">
            <text:p>Spatial G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 table:style-name="ce33" office:value-type="string" calcext:value-type="string">
            <text:p>SpatialX0Y-50_2023-07-12_08.37.24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50/50/0</text:p>
          </table:table-cell>
          <table:table-cell office:value-type="string" calcext:value-type="string">
            <text:p>Spatial H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 table:style-name="ce33" office:value-type="string" calcext:value-type="string">
            <text:p>SpatialX+50Y+50_2023-07-12_13.18.39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skip</text:p>
          </table:table-cell>
          <table:table-cell table:style-name="ce11"/>
          <table:table-cell office:value-type="string" calcext:value-type="string">
            <text:p>Spatial 0/0/0</text:p>
          </table:table-cell>
          <table:table-cell office:value-type="string" calcext:value-type="string">
            <text:p>Spatial I</text:p>
          </table:table-cell>
          <table:table-cell office:value-type="string" calcext:value-type="string">
            <text:p>12-07-2023</text:p>
          </table:table-cell>
          <table:table-cell table:style-name="Default"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SpatialTest_vectorplot.py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ekday Test 4</text:p>
          </table:table-cell>
          <table:table-cell office:value-type="string" calcext:value-type="string">
            <text:p>Weekday 4</text:p>
          </table:table-cell>
          <table:table-cell office:value-type="string" calcext:value-type="string">
            <text:p>13-07-2023</text:p>
          </table:table-cell>
          <table:table-cell office:value-type="string" calcext:value-type="string">
            <text:p>0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table:style-name="ce22" office:value-type="string" calcext:value-type="string">
            <text:p>2500, 100</text:p>
          </table:table-cell>
          <table:table-cell office:value-type="float" office:value="-16.387" calcext:value-type="float">
            <text:p>-16.387</text:p>
          </table:table-cell>
          <table:table-cell office:value-type="float" office:value="-8.341" calcext:value-type="float">
            <text:p>-8.341</text:p>
          </table:table-cell>
          <table:table-cell office:value-type="float" office:value="-0.298" calcext:value-type="float">
            <text:p>-0.298</text:p>
          </table:table-cell>
          <table:table-cell table:style-name="Default"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5" calcext:value-type="float">
            <text:p>0.105</text:p>
          </table:table-cell>
          <table:table-cell table:style-name="ce19" office:value-type="float" office:value="18.39" calcext:value-type="float">
            <text:p>18.390</text:p>
          </table:table-cell>
          <table:table-cell table:style-name="ce33" office:value-type="string" calcext:value-type="string">
            <text:p>Weekday4_2023-07-13_08.29.31.dat</text:p>
          </table:table-cell>
          <table:table-cell table:style-name="ce33" office:value-type="string" calcext:value-type="string">
            <text:p>Weekday4_preprocessing.py</text:p>
            <text:p>Weekday4_readout.py</text:p>
            <text:p>Weekday4_timeplot.py</text:p>
            <text:p>Weekday4_spectralplot.py</text:p>
          </table:table-cell>
          <table:table-cell office:value-type="string" calcext:value-type="string">
            <text:p>Full-day 2500 S/s weekday test with the ceiling lights rigged to be ON for the full duration.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h</text:p>
          </table:table-cell>
          <table:table-cell table:number-columns-repeated="3"/>
          <table:table-cell office:value-type="float" office:value="-16.356" calcext:value-type="float">
            <text:p>-16.356</text:p>
          </table:table-cell>
          <table:table-cell office:value-type="float" office:value="-8.356" calcext:value-type="float">
            <text:p>-8.356</text:p>
          </table:table-cell>
          <table:table-cell office:value-type="float" office:value="-0.254" calcext:value-type="float">
            <text:p>-0.254</text:p>
          </table:table-cell>
          <table:table-cell table:style-name="Default" office:value-type="float" office:value="0.108" calcext:value-type="float">
            <text:p>0.1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style-name="Default" office:value-type="float" office:value="18.368" calcext:value-type="float">
            <text:p>18.3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1h</text:p>
          </table:table-cell>
          <table:table-cell table:number-columns-repeated="3"/>
          <table:table-cell table:style-name="ce19" office:value-type="float" office:value="-16.37" calcext:value-type="float">
            <text:p>-16.370</text:p>
          </table:table-cell>
          <table:table-cell office:value-type="float" office:value="-8.364" calcext:value-type="float">
            <text:p>-8.364</text:p>
          </table:table-cell>
          <table:table-cell table:style-name="ce31" office:value-type="float" office:value="-0.3" calcext:value-type="float">
            <text:p>-0.30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0.02" calcext:value-type="float">
            <text:p>0.02</text:p>
          </table:table-cell>
          <table:table-cell table:style-name="ce19" office:value-type="float" office:value="0.11" calcext:value-type="float">
            <text:p>0.110</text:p>
          </table:table-cell>
          <table:table-cell table:style-name="Default" office:value-type="float" office:value="18.386" calcext:value-type="float">
            <text:p>18.3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2h</text:p>
          </table:table-cell>
          <table:table-cell table:number-columns-repeated="3"/>
          <table:table-cell office:value-type="float" office:value="-16.388" calcext:value-type="float">
            <text:p>-16.388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283" calcext:value-type="float">
            <text:p>-0.283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table:style-name="Default" office:value-type="float" office:value="18.405" calcext:value-type="float">
            <text:p>18.40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h</text:p>
          </table:table-cell>
          <table:table-cell table:number-columns-repeated="3"/>
          <table:table-cell office:value-type="float" office:value="-16.384" calcext:value-type="float">
            <text:p>-16.384</text:p>
          </table:table-cell>
          <table:table-cell office:value-type="float" office:value="-8.384" calcext:value-type="float">
            <text:p>-8.384</text:p>
          </table:table-cell>
          <table:table-cell office:value-type="float" office:value="-0.278" calcext:value-type="float">
            <text:p>-0.278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1" calcext:value-type="float">
            <text:p>0.100</text:p>
          </table:table-cell>
          <table:table-cell table:style-name="Default" office:value-type="float" office:value="18.407" calcext:value-type="float">
            <text:p>18.4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4h</text:p>
          </table:table-cell>
          <table:table-cell table:number-columns-repeated="3"/>
          <table:table-cell office:value-type="float" office:value="-16.373" calcext:value-type="float">
            <text:p>-16.373</text:p>
          </table:table-cell>
          <table:table-cell office:value-type="float" office:value="-8.376" calcext:value-type="float">
            <text:p>-8.376</text:p>
          </table:table-cell>
          <table:table-cell office:value-type="float" office:value="-0.25" calcext:value-type="float">
            <text:p>-0.25</text:p>
          </table:table-cell>
          <table:table-cell table:style-name="Default"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2" calcext:value-type="float">
            <text:p>0.082</text:p>
          </table:table-cell>
          <table:table-cell table:style-name="Default" office:value-type="float" office:value="18.393" calcext:value-type="float">
            <text:p>18.3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5h</text:p>
          </table:table-cell>
          <table:table-cell table:number-columns-repeated="3"/>
          <table:table-cell office:value-type="float" office:value="-16.377" calcext:value-type="float">
            <text:p>-16.377</text:p>
          </table:table-cell>
          <table:table-cell office:value-type="float" office:value="-8.358" calcext:value-type="float">
            <text:p>-8.358</text:p>
          </table:table-cell>
          <table:table-cell office:value-type="float" office:value="-0.248" calcext:value-type="float">
            <text:p>-0.248</text:p>
          </table:table-cell>
          <table:table-cell table:style-name="Default" office:value-type="float" office:value="0.094" calcext:value-type="float">
            <text:p>0.094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97" calcext:value-type="float">
            <text:p>0.097</text:p>
          </table:table-cell>
          <table:table-cell table:style-name="Default" office:value-type="float" office:value="18.388" calcext:value-type="float">
            <text:p>18.38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h</text:p>
          </table:table-cell>
          <table:table-cell table:number-columns-repeated="3"/>
          <table:table-cell office:value-type="float" office:value="-16.375" calcext:value-type="float">
            <text:p>-16.375</text:p>
          </table:table-cell>
          <table:table-cell office:value-type="float" office:value="-8.339" calcext:value-type="float">
            <text:p>-8.339</text:p>
          </table:table-cell>
          <table:table-cell office:value-type="float" office:value="-0.239" calcext:value-type="float">
            <text:p>-0.239</text:p>
          </table:table-cell>
          <table:table-cell table:style-name="Default" office:value-type="float" office:value="0.083" calcext:value-type="float">
            <text:p>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4" calcext:value-type="float">
            <text:p>0.084</text:p>
          </table:table-cell>
          <table:table-cell table:style-name="Default" office:value-type="float" office:value="18.378" calcext:value-type="float">
            <text:p>18.3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7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9" calcext:value-type="float">
            <text:p>-8.329</text:p>
          </table:table-cell>
          <table:table-cell office:value-type="float" office:value="-0.209" calcext:value-type="float">
            <text:p>-0.209</text:p>
          </table:table-cell>
          <table:table-cell table:style-name="Default" office:value-type="float" office:value="0.033" calcext:value-type="float">
            <text:p>0.0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" calcext:value-type="float">
            <text:p>0.038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8h</text:p>
          </table:table-cell>
          <table:table-cell table:number-columns-repeated="3"/>
          <table:table-cell office:value-type="float" office:value="-16.359" calcext:value-type="float">
            <text:p>-16.359</text:p>
          </table:table-cell>
          <table:table-cell table:style-name="ce19" office:value-type="float" office:value="-8.32" calcext:value-type="float">
            <text:p>-8.320</text:p>
          </table:table-cell>
          <table:table-cell table:style-name="ce19" office:value-type="float" office:value="-0.23" calcext:value-type="float">
            <text:p>-0.230</text:p>
          </table:table-cell>
          <table:table-cell table:style-name="ce19" office:value-type="float" office:value="0.04" calcext:value-type="float">
            <text:p>0.04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5" calcext:value-type="float">
            <text:p>0.055</text:p>
          </table:table-cell>
          <table:table-cell table:style-name="Default"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9h</text:p>
          </table:table-cell>
          <table:table-cell table:number-columns-repeated="3"/>
          <table:table-cell office:value-type="float" office:value="-16.362" calcext:value-type="float">
            <text:p>-16.362</text:p>
          </table:table-cell>
          <table:table-cell table:style-name="ce19" office:value-type="float" office:value="-8.32" calcext:value-type="float">
            <text:p>-8.320</text:p>
          </table:table-cell>
          <table:table-cell office:value-type="float" office:value="-0.215" calcext:value-type="float">
            <text:p>-0.215</text:p>
          </table:table-cell>
          <table:table-cell table:style-name="Default"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style-name="Default" office:value-type="float" office:value="18.357" calcext:value-type="float">
            <text:p>18.3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0h</text:p>
          </table:table-cell>
          <table:table-cell table:number-columns-repeated="3"/>
          <table:table-cell table:style-name="ce19" office:value-type="float" office:value="-16.35" calcext:value-type="float">
            <text:p>-16.350</text:p>
          </table:table-cell>
          <table:table-cell office:value-type="float" office:value="-8.322" calcext:value-type="float">
            <text:p>-8.322</text:p>
          </table:table-cell>
          <table:table-cell office:value-type="float" office:value="-0.209" calcext:value-type="float">
            <text:p>-0.209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style-name="Default" office:value-type="float" office:value="18.348" calcext:value-type="float">
            <text:p>18.3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1h</text:p>
          </table:table-cell>
          <table:table-cell table:number-columns-repeated="3"/>
          <table:table-cell office:value-type="float" office:value="-16.352" calcext:value-type="float">
            <text:p>-16.352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09" calcext:value-type="float">
            <text:p>-0.209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9" office:value-type="float" office:value="18.35" calcext:value-type="float">
            <text:p>18.3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2h</text:p>
          </table:table-cell>
          <table:table-cell table:number-columns-repeated="3"/>
          <table:table-cell office:value-type="float" office:value="-16.354" calcext:value-type="float">
            <text:p>-16.354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27" calcext:value-type="float">
            <text:p>-0.227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table:style-name="Default" office:value-type="float" office:value="18.352" calcext:value-type="float">
            <text:p>18.3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3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29" calcext:value-type="float">
            <text:p>-0.229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0h</text:p>
          </table:table-cell>
          <table:table-cell table:number-columns-repeated="3"/>
          <table:table-cell office:value-type="float" office:value="-16.356" calcext:value-type="float">
            <text:p>-16.356</text:p>
          </table:table-cell>
          <table:table-cell office:value-type="float" office:value="-8.329" calcext:value-type="float">
            <text:p>-8.329</text:p>
          </table:table-cell>
          <table:table-cell office:value-type="float" office:value="-0.221" calcext:value-type="float">
            <text:p>-0.221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1h</text:p>
          </table:table-cell>
          <table:table-cell table:number-columns-repeated="3"/>
          <table:table-cell office:value-type="float" office:value="-16.355" calcext:value-type="float">
            <text:p>-16.355</text:p>
          </table:table-cell>
          <table:table-cell office:value-type="float" office:value="-8.328" calcext:value-type="float">
            <text:p>-8.328</text:p>
          </table:table-cell>
          <table:table-cell office:value-type="float" office:value="-0.223" calcext:value-type="float">
            <text:p>-0.223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2h</text:p>
          </table:table-cell>
          <table:table-cell table:number-columns-repeated="3"/>
          <table:table-cell office:value-type="float" office:value="-16.347" calcext:value-type="float">
            <text:p>-16.347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18" calcext:value-type="float">
            <text:p>-0.218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style-name="ce19" office:value-type="float" office:value="18.35" calcext:value-type="float">
            <text:p>18.3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3h</text:p>
          </table:table-cell>
          <table:table-cell table:number-columns-repeated="3"/>
          <table:table-cell office:value-type="float" office:value="-16.336" calcext:value-type="float">
            <text:p>-16.336</text:p>
          </table:table-cell>
          <table:table-cell office:value-type="float" office:value="-8.316" calcext:value-type="float">
            <text:p>-8.316</text:p>
          </table:table-cell>
          <table:table-cell table:style-name="ce19" office:value-type="float" office:value="-0.22" calcext:value-type="float">
            <text:p>-0.220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table:style-name="Default" office:value-type="float" office:value="18.333" calcext:value-type="float">
            <text:p>18.3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4h</text:p>
          </table:table-cell>
          <table:table-cell table:number-columns-repeated="3"/>
          <table:table-cell office:value-type="float" office:value="-16.328" calcext:value-type="float">
            <text:p>-16.328</text:p>
          </table:table-cell>
          <table:table-cell table:style-name="ce19" office:value-type="float" office:value="-8.32" calcext:value-type="float">
            <text:p>-8.320</text:p>
          </table:table-cell>
          <table:table-cell office:value-type="float" office:value="-0.214" calcext:value-type="float">
            <text:p>-0.214</text:p>
          </table:table-cell>
          <table:table-cell table:style-name="Default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style-name="Default" office:value-type="float" office:value="18.327" calcext:value-type="float">
            <text:p>18.3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5h</text:p>
          </table:table-cell>
          <table:table-cell table:number-columns-repeated="3"/>
          <table:table-cell office:value-type="float" office:value="-16.348" calcext:value-type="float">
            <text:p>-16.348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42" calcext:value-type="float">
            <text:p>-0.242</text:p>
          </table:table-cell>
          <table:table-cell table:style-name="Default" office:value-type="float" office:value="0.079" calcext:value-type="float">
            <text:p>0.07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5" calcext:value-type="float">
            <text:p>0.085</text:p>
          </table:table-cell>
          <table:table-cell table:style-name="Default" office:value-type="float" office:value="18.345" calcext:value-type="float">
            <text:p>18.34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6h</text:p>
          </table:table-cell>
          <table:table-cell table:number-columns-repeated="3"/>
          <table:table-cell office:value-type="float" office:value="-16.353" calcext:value-type="float">
            <text:p>-16.353</text:p>
          </table:table-cell>
          <table:table-cell office:value-type="float" office:value="-8.337" calcext:value-type="float">
            <text:p>-8.337</text:p>
          </table:table-cell>
          <table:table-cell office:value-type="float" office:value="-0.303" calcext:value-type="float">
            <text:p>-0.303</text:p>
          </table:table-cell>
          <table:table-cell table:style-name="Default" office:value-type="float" office:value="0.116" calcext:value-type="float">
            <text:p>0.1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5" calcext:value-type="float">
            <text:p>0.105</text:p>
          </table:table-cell>
          <table:table-cell table:style-name="Default" office:value-type="float" office:value="18.358" calcext:value-type="float">
            <text:p>18.35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7h</text:p>
          </table:table-cell>
          <table:table-cell table:number-columns-repeated="3"/>
          <table:table-cell office:value-type="float" office:value="-16.349" calcext:value-type="float">
            <text:p>-16.349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337" calcext:value-type="float">
            <text:p>-0.337</text:p>
          </table:table-cell>
          <table:table-cell table:style-name="Default"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11" calcext:value-type="float">
            <text:p>0.110</text:p>
          </table:table-cell>
          <table:table-cell table:style-name="Default" office:value-type="float" office:value="18.354" calcext:value-type="float">
            <text:p>18.3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8h</text:p>
          </table:table-cell>
          <table:table-cell table:number-columns-repeated="3"/>
          <table:table-cell office:value-type="float" office:value="-16.312" calcext:value-type="float">
            <text:p>-16.312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301" calcext:value-type="float">
            <text:p>-0.301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4" calcext:value-type="float">
            <text:p>0.104</text:p>
          </table:table-cell>
          <table:table-cell table:style-name="ce19" office:value-type="float" office:value="18.32" calcext:value-type="float">
            <text:p>18.320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449" calcext:value-type="float">
            <text:p>0.044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82" calcext:value-type="float">
            <text:p>0.0482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 table:style-name="ce33" office:value-type="string" calcext:value-type="string">
            <text:p>Weekday4_preprocessing2.py</text:p>
            <text:p>Weekday4_filtering.py</text:p>
          </table:table-cell>
          <table:table-cell table:style-name="ce42" office:value-type="string" calcext:value-type="string">
            <text:p>day_unfiltered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985" calcext:value-type="float">
            <text:p>0.0985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28" calcext:value-type="float">
            <text:p>0.0528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table:style-name="ce42" office:value-type="string" calcext:value-type="string">
            <text:p>night_unfiltered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228" calcext:value-type="float">
            <text:p>0.022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63" calcext:value-type="float">
            <text:p>0.0263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/>
          <table:table-cell office:value-type="string" calcext:value-type="string">
            <text:p>day_sgf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195" calcext:value-type="float">
            <text:p>0.0195</text:p>
          </table:table-cell>
          <table:table-cell office:value-type="float" office:value="0.0152" calcext:value-type="float">
            <text:p>0.0152</text:p>
          </table:table-cell>
          <table:table-cell table:style-name="ce37" office:value-type="float" office:value="0.015" calcext:value-type="float">
            <text:p>0.0150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office:value-type="string" calcext:value-type="string">
            <text:p>night_sgf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051" calcext:value-type="float">
            <text:p>0.0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5" calcext:value-type="float">
            <text:p>0.0085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day.dat</text:p>
          </table:table-cell>
          <table:table-cell/>
          <table:table-cell office:value-type="string" calcext:value-type="string">
            <text:p>day_sgf_notch</text:p>
          </table:table-cell>
        </table:table-row>
        <table:table-row table:style-name="ro1">
          <table:table-cell table:style-name="ce11"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/>
          <table:table-cell table:number-columns-repeated="5"/>
          <table:table-cell table:number-columns-repeated="2" office:value-type="float" office:value="2500" calcext:value-type="float">
            <text:p>2500</text:p>
          </table:table-cell>
          <table:table-cell table:number-columns-repeated="3" office:value-type="string" calcext:value-type="string">
            <text:p>-</text:p>
          </table:table-cell>
          <table:table-cell table:style-name="Default" office:value-type="float" office:value="0.0046" calcext:value-type="float">
            <text:p>0.004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8" calcext:value-type="float">
            <text:p>0.0038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Weekday4_2023-07-13_08.29.31_sample_night.dat</text:p>
          </table:table-cell>
          <table:table-cell/>
          <table:table-cell office:value-type="string" calcext:value-type="string">
            <text:p>night_sgf_notch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TableElimination</text:p>
          </table:table-cell>
          <table:table-cell office:value-type="string" calcext:value-type="string">
            <text:p>Table Elimination</text:p>
          </table:table-cell>
          <table:table-cell office:value-type="string" calcext:value-type="string">
            <text:p>14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399" calcext:value-type="float">
            <text:p>-18.399</text:p>
          </table:table-cell>
          <table:table-cell office:value-type="float" office:value="-8.542" calcext:value-type="float">
            <text:p>-8.542</text:p>
          </table:table-cell>
          <table:table-cell office:value-type="float" office:value="-0.333" calcext:value-type="float">
            <text:p>-0.333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02" calcext:value-type="float">
            <text:p>0.02</text:p>
          </table:table-cell>
          <table:table-cell office:value-type="float" office:value="0.089" calcext:value-type="float">
            <text:p>0.089</text:p>
          </table:table-cell>
          <table:table-cell table:style-name="Default" office:value-type="float" office:value="20.288" calcext:value-type="float">
            <text:p>20.288</text:p>
          </table:table-cell>
          <table:table-cell table:style-name="ce33" office:value-type="string" calcext:value-type="string">
            <text:p>TableElimination_2023-07-14_13.12.26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11"/>
          <table:table-cell/>
          <table:table-cell table:style-name="ce11"/>
          <table:table-cell office:value-type="string" calcext:value-type="string">
            <text:p>TableEliminationControl</text:p>
          </table:table-cell>
          <table:table-cell office:value-type="string" calcext:value-type="string">
            <text:p>Table Elimination Control</text:p>
          </table:table-cell>
          <table:table-cell office:value-type="string" calcext:value-type="string">
            <text:p>14-07-2023</text:p>
          </table:table-cell>
          <table:table-cell table:style-name="Default"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425" calcext:value-type="float">
            <text:p>-18.425</text:p>
          </table:table-cell>
          <table:table-cell office:value-type="float" office:value="-8.576" calcext:value-type="float">
            <text:p>-8.576</text:p>
          </table:table-cell>
          <table:table-cell office:value-type="float" office:value="-0.362" calcext:value-type="float">
            <text:p>-0.362</text:p>
          </table:table-cell>
          <table:table-cell table:style-name="Default" office:value-type="float" office:value="0.117" calcext:value-type="float">
            <text:p>0.1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20.326" calcext:value-type="float">
            <text:p>20.326</text:p>
          </table:table-cell>
          <table:table-cell table:style-name="ce33" office:value-type="string" calcext:value-type="string">
            <text:p>TableEliminationControl_2023-07-14_12.19.22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1">
          <table:table-cell office:value-type="float" office:value="1690293274.41525" calcext:value-type="float">
            <text:p>1690293274.415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0293275.41525" calcext:value-type="float">
            <text:p>1690293275.415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90296873.41525" calcext:value-type="float">
            <text:p>1690296873.4152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90296874.41525" calcext:value-type="float">
            <text:p>1690296874.4152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0300472.41525" calcext:value-type="float">
            <text:p>1690300472.415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90300473.41525" calcext:value-type="float">
            <text:p>1690300473.41525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690304071" calcext:value-type="float">
            <text:p>1690304071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family-generic="modern"/>
    <style:font-face style:name="F" svg:font-family="" style:font-family-generic="roman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3:22:26.030397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3-08-16T15:54:59.524159624</dc:date>
    <meta:editing-duration>PT18H4M18S</meta:editing-duration>
    <meta:editing-cycles>18</meta:editing-cycles>
    <meta:document-statistic meta:table-count="2" meta:cell-count="1033" meta:object-count="0"/>
  </office:meta>
</office:document-meta>
</file>